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Courier New', monospace"/>
    <style:font-face style:name="Consolas1" svg:font-family="Consolas, 'Courier New'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WPC', 'Segoe UI', system-ui, Ubuntu, 'Droid Sans', sans-serif"/>
  </office:font-face-decls>
  <office:automatic-styles>
    <style:style style:name="P1" style:family="paragraph" style:parent-style-name="Heading_20_1">
      <style:text-properties officeooo:paragraph-rsid="001e7009"/>
    </style:style>
    <style:style style:name="P2" style:family="paragraph" style:parent-style-name="Heading_20_1">
      <style:text-properties officeooo:rsid="00262620" officeooo:paragraph-rsid="00262620"/>
    </style:style>
    <style:style style:name="P3" style:family="paragraph" style:parent-style-name="Heading_20_1">
      <style:text-properties officeooo:rsid="00262620" officeooo:paragraph-rsid="0034c3a1"/>
    </style:style>
    <style:style style:name="P4" style:family="paragraph" style:parent-style-name="Heading_20_1">
      <style:paragraph-properties fo:text-align="start" style:justify-single-word="false"/>
      <style:text-properties officeooo:paragraph-rsid="003e6b82"/>
    </style:style>
    <style:style style:name="P5" style:family="paragraph" style:parent-style-name="Standard">
      <style:paragraph-properties fo:text-align="center" style:justify-single-word="false"/>
      <style:text-properties fo:font-size="24pt" officeooo:rsid="0019c776" officeooo:paragraph-rsid="0019c776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fo:font-size="18pt" officeooo:rsid="0019c776" officeooo:paragraph-rsid="0019c776" style:font-size-asian="18pt" style:font-size-complex="18pt"/>
    </style:style>
    <style:style style:name="P7" style:family="paragraph" style:parent-style-name="Text_20_body">
      <style:text-properties officeooo:paragraph-rsid="001bdb93"/>
    </style:style>
    <style:style style:name="P8" style:family="paragraph" style:parent-style-name="Text_20_body">
      <style:text-properties officeooo:rsid="0021cf46" officeooo:paragraph-rsid="0021cf46"/>
    </style:style>
    <style:style style:name="P9" style:family="paragraph" style:parent-style-name="Text_20_body">
      <style:text-properties officeooo:rsid="0025b0d5" officeooo:paragraph-rsid="0025b0d5"/>
    </style:style>
    <style:style style:name="P10" style:family="paragraph" style:parent-style-name="Text_20_body">
      <style:text-properties officeooo:rsid="0025b0d5" officeooo:paragraph-rsid="002d0d1e"/>
    </style:style>
    <style:style style:name="P11" style:family="paragraph" style:parent-style-name="Text_20_body">
      <style:text-properties officeooo:rsid="0025b0d5" officeooo:paragraph-rsid="0030548f"/>
    </style:style>
    <style:style style:name="P12" style:family="paragraph" style:parent-style-name="Text_20_body">
      <style:text-properties officeooo:rsid="0025b0d5" officeooo:paragraph-rsid="0036a8b0"/>
    </style:style>
    <style:style style:name="P13" style:family="paragraph" style:parent-style-name="Text_20_body">
      <style:text-properties officeooo:rsid="00262620" officeooo:paragraph-rsid="00262620"/>
    </style:style>
    <style:style style:name="P14" style:family="paragraph" style:parent-style-name="Text_20_body">
      <style:text-properties officeooo:rsid="00262620" officeooo:paragraph-rsid="0031012d"/>
    </style:style>
    <style:style style:name="P15" style:family="paragraph" style:parent-style-name="Text_20_body">
      <style:text-properties officeooo:rsid="00262620" officeooo:paragraph-rsid="0036a8b0"/>
    </style:style>
    <style:style style:name="P16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Text_20_body">
      <style:text-properties officeooo:rsid="0027cac2" officeooo:paragraph-rsid="0027cac2"/>
    </style:style>
    <style:style style:name="P18" style:family="paragraph" style:parent-style-name="Text_20_body">
      <style:paragraph-properties fo:text-align="center" style:justify-single-word="false"/>
      <style:text-properties officeooo:rsid="0027cac2" officeooo:paragraph-rsid="0027cac2"/>
    </style:style>
    <style:style style:name="P19" style:family="paragraph" style:parent-style-name="Text_20_body">
      <style:paragraph-properties fo:text-align="center" style:justify-single-word="false"/>
      <style:text-properties officeooo:rsid="0027cac2" officeooo:paragraph-rsid="00320d1d"/>
    </style:style>
    <style:style style:name="P20" style:family="paragraph" style:parent-style-name="Text_20_body">
      <style:paragraph-properties fo:text-align="center" style:justify-single-word="false"/>
      <style:text-properties officeooo:rsid="0027cac2" officeooo:paragraph-rsid="0039314e"/>
    </style:style>
    <style:style style:name="P21" style:family="paragraph" style:parent-style-name="Text_20_body">
      <style:text-properties officeooo:rsid="0031012d" officeooo:paragraph-rsid="0031012d"/>
    </style:style>
    <style:style style:name="P22" style:family="paragraph" style:parent-style-name="Text_20_body">
      <style:text-properties officeooo:rsid="0031012d" officeooo:paragraph-rsid="0036a8b0"/>
    </style:style>
    <style:style style:name="P23" style:family="paragraph" style:parent-style-name="Text_20_body">
      <style:paragraph-properties fo:text-align="start" style:justify-single-word="false"/>
      <style:text-properties officeooo:rsid="003225de" officeooo:paragraph-rsid="003225de"/>
    </style:style>
    <style:style style:name="P24" style:family="paragraph" style:parent-style-name="Text_20_body">
      <style:paragraph-properties fo:text-align="start" style:justify-single-word="false"/>
      <style:text-properties officeooo:rsid="0039b612" officeooo:paragraph-rsid="0039b612"/>
    </style:style>
    <style:style style:name="P25" style:family="paragraph" style:parent-style-name="Text_20_body">
      <style:paragraph-properties fo:text-align="start" style:justify-single-word="false"/>
      <style:text-properties officeooo:rsid="003e6b82" officeooo:paragraph-rsid="003e6b82"/>
    </style:style>
    <style:style style:name="T1" style:family="text">
      <style:text-properties fo:font-variant="normal" fo:text-transform="none" fo:color="#c9211e" loext:opacity="100%" style:font-name="Consolas" fo:font-size="10.5pt" fo:letter-spacing="normal" fo:font-style="normal" fo:font-weight="bold" style:font-weight-asian="bold" style:font-weight-complex="bold"/>
    </style:style>
    <style:style style:name="T2" style:family="text">
      <style:text-properties style:text-position="super 58%" officeooo:rsid="001bb2b6"/>
    </style:style>
    <style:style style:name="T3" style:family="text">
      <style:text-properties officeooo:rsid="001bdb93"/>
    </style:style>
    <style:style style:name="T4" style:family="text">
      <style:text-properties officeooo:rsid="001e47c4"/>
    </style:style>
    <style:style style:name="T5" style:family="text">
      <style:text-properties officeooo:rsid="001e7009"/>
    </style:style>
    <style:style style:name="T6" style:family="text">
      <style:text-properties officeooo:rsid="002350b8"/>
    </style:style>
    <style:style style:name="T7" style:family="text">
      <style:text-properties officeooo:rsid="0025b0d5"/>
    </style:style>
    <style:style style:name="T8" style:family="text">
      <style:text-properties officeooo:rsid="00262620"/>
    </style:style>
    <style:style style:name="T9" style:family="text">
      <style:text-properties officeooo:rsid="00292068"/>
    </style:style>
    <style:style style:name="T10" style:family="text">
      <style:text-properties officeooo:rsid="0029bd75"/>
    </style:style>
    <style:style style:name="T11" style:family="text">
      <style:text-properties officeooo:rsid="002d0d1e"/>
    </style:style>
    <style:style style:name="T12" style:family="text">
      <style:text-properties officeooo:rsid="002e63dc"/>
    </style:style>
    <style:style style:name="T13" style:family="text">
      <style:text-properties officeooo:rsid="0030548f"/>
    </style:style>
    <style:style style:name="T14" style:family="text">
      <style:text-properties officeooo:rsid="0031012d"/>
    </style:style>
    <style:style style:name="T15" style:family="text">
      <style:text-properties officeooo:rsid="00320d1d"/>
    </style:style>
    <style:style style:name="T16" style:family="text">
      <style:text-properties officeooo:rsid="00333288"/>
    </style:style>
    <style:style style:name="T17" style:family="text">
      <style:text-properties officeooo:rsid="0034c3a1"/>
    </style:style>
    <style:style style:name="T18" style:family="text">
      <style:text-properties officeooo:rsid="0036a8b0"/>
    </style:style>
    <style:style style:name="T19" style:family="text">
      <style:text-properties officeooo:rsid="0036fdd8"/>
    </style:style>
    <style:style style:name="T20" style:family="text">
      <style:text-properties officeooo:rsid="00389916"/>
    </style:style>
    <style:style style:name="T21" style:family="text">
      <style:text-properties officeooo:rsid="0038c9f9"/>
    </style:style>
    <style:style style:name="T22" style:family="text">
      <style:text-properties officeooo:rsid="0038e328"/>
    </style:style>
    <style:style style:name="T23" style:family="text">
      <style:text-properties officeooo:rsid="0039314e"/>
    </style:style>
    <style:style style:name="T24" style:family="text">
      <style:text-properties officeooo:rsid="003aabd5"/>
    </style:style>
    <style:style style:name="T25" style:family="text">
      <style:text-properties officeooo:rsid="003b57f6"/>
    </style:style>
    <style:style style:name="T26" style:family="text">
      <style:text-properties officeooo:rsid="003e6b82"/>
    </style:style>
    <style:style style:name="T27" style:family="text">
      <style:text-properties officeooo:rsid="003fb553"/>
    </style:style>
    <style:style style:name="T28" style:family="text">
      <style:text-properties officeooo:rsid="0040397c"/>
    </style:style>
    <style:style style:name="fr1" style:family="graphic" style:parent-style-name="OLE">
      <style:graphic-properties style:run-through="foreground" style:wrap="none" style:horizontal-pos="center" style:horizontal-rel="paragraph" draw:ole-draw-aspect="1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CE 752 HW3 Report</text:p>
      <text:p text:style-name="P6">Josh Mei</text:p>
      <text:h text:style-name="P1" text:outline-level="1"><text:span text:style-name="T4">Pre-Test Information</text:span></text:h>
      <text:p text:style-name="Text_20_body">Test Machine: CSL machine</text:p>
      <text:p text:style-name="P7"><text:span text:style-name="T5">CPU information: </text:span>Intel Core i5-11500 Processor, due to the website<text:span text:style-name="T2">[1]</text:span>, the LLC size is 12MB.</text:p>
      <text:p text:style-name="Text_20_body">Cache size information: running the command <text:span text:style-name="T1">getconf -a | grep CACHE</text:span></text:p>
      <text:p text:style-name="P16"><text:tab/>LEVEL1_ICACHE_SIZE <text:s text:c="16"/>32768</text:p>
      <text:p text:style-name="P16"><text:tab/>LEVEL1_ICACHE_ASSOC <text:s text:c="15"/></text:p>
      <text:p text:style-name="P16"><text:tab/>LEVEL1_ICACHE_LINESIZE <text:s text:c="12"/>64 </text:p>
      <text:p text:style-name="P16"><text:tab/>LEVEL1_DCACHE_SIZE <text:s text:c="16"/>49152</text:p>
      <text:p text:style-name="P16"><text:tab/>LEVEL1_DCACHE_ASSOC <text:s text:c="15"/>12</text:p>
      <text:p text:style-name="P16"><text:tab/>LEVEL1_DCACHE_LINESIZE <text:s text:c="12"/>64</text:p>
      <text:p text:style-name="P16"><text:tab/>LEVEL2_CACHE_SIZE <text:s text:c="17"/>524288</text:p>
      <text:p text:style-name="P16"><text:tab/>LEVEL2_CACHE_ASSOC <text:s text:c="16"/>8</text:p>
      <text:p text:style-name="P16"><text:tab/>LEVEL2_CACHE_LINESIZE <text:s text:c="13"/>64</text:p>
      <text:p text:style-name="P16"><text:tab/>LEVEL3_CACHE_SIZE <text:s text:c="17"/>12582912</text:p>
      <text:p text:style-name="P16"><text:tab/>LEVEL3_CACHE_ASSOC <text:s text:c="16"/>16</text:p>
      <text:p text:style-name="P16"><text:tab/>LEVEL3_CACHE_LINESIZE <text:s text:c="13"/>64</text:p>
      <text:p text:style-name="P8">In summary, L1 cache size is 50KB, L1 cache line size is 64 Byte; <text:span text:style-name="T6">L2 cache size is 524KB, L2 cache line size is 64 Byte, L3 cache size is 12MB, L3 cache line size is 64 Byte.</text:span></text:p>
      <text:h text:style-name="Heading_20_1" text:outline-level="1"><text:span text:style-name="T7">Cache </text:span><text:span text:style-name="T8">Hierarchy</text:span><text:span text:style-name="T7"> </text:span>Test Scheme</text:h>
      <text:p text:style-name="P9">1. Create a memory space (buffer) with the specific size</text:p>
      <text:p text:style-name="P9">2. Perform several random memory accesses <text:span text:style-name="T12">with different sizes</text:span></text:p>
      <text:p text:style-name="P9">3. Record the total time, calculate the average data throughput (kbps)</text:p>
      <text:p text:style-name="P13">4. Analyze the relationship between size and throughput, get the cache hierarchy</text:p>
      <text:p text:style-name="P18"><draw:frame draw:style-name="fr2" draw:name="Object1" text:anchor-type="char" svg:x="-0.0181in" svg:y="-0.0472in" svg:width="6.6984in" svg:height="3.1193in" draw:z-index="0"><draw:object xlink:href="./Object 1" xlink:type="simple" xlink:show="embed" xlink:actuate="onLoad"/><draw:image xlink:href="./ObjectReplacements/Object 1" xlink:type="simple" xlink:show="embed" xlink:actuate="onLoad"/></draw:frame>Figure 1</text:p>
      <text:p text:style-name="P17"><text:soft-page-break/>From Figure 1, <text:span text:style-name="T9">when the size exceeds the size of certain level of cache, the cache read miss will increase and the throughput will decrease. </text:span><text:span text:style-name="T10">The figure show cache hierarchy has 3 levels.</text:span></text:p>
      <text:h text:style-name="P2" text:outline-level="1"><text:span text:style-name="T7">Cache </text:span><text:span text:style-name="T11">Line </text:span><text:span text:style-name="T7">Size </text:span>Test Scheme</text:h>
      <text:p text:style-name="P10">1. Create a memory space (buffer) with the specific size</text:p>
      <text:p text:style-name="P11">2. Perform several random memory accesses <text:span text:style-name="T12">with different </text:span><text:span text:style-name="T13">strides</text:span></text:p>
      <text:p text:style-name="P21">3. <text:span text:style-name="T7">Record the total time, calculate the average data throughput (kbps)</text:span></text:p>
      <text:p text:style-name="P14">4. Analyze the relationship between <text:span text:style-name="T14">stride</text:span> and throughput, get the cache <text:span text:style-name="T14">line size</text:span></text:p>
      <text:p text:style-name="P19"><draw:frame draw:style-name="fr2" draw:name="Object2" text:anchor-type="char" svg:x="-0.7874in" svg:y="-0.0055in" svg:width="8.2681in" svg:height="4.6508in" draw:z-index="1"><draw:object xlink:href="./Object 2" xlink:type="simple" xlink:show="embed" xlink:actuate="onLoad"/><draw:image xlink:href="./ObjectReplacements/Object 2" xlink:type="simple" xlink:show="embed" xlink:actuate="onLoad"/></draw:frame>Figure <text:span text:style-name="T15">2</text:span></text:p>
      <text:p text:style-name="P23">From Figure 2, we try to test L1 cache line size, when stride size exceeds the L1 cache line, all the accesses will miss, the throughput will drop significantly. <text:span text:style-name="T16">We can repeat the process to get the L2, L3 cache line size. The figure shows L1 cache size is 64 Byte.</text:span></text:p>
      <text:h text:style-name="P3" text:outline-level="1"><text:span text:style-name="T17">Memory Latency </text:span>Test Scheme</text:h>
      <text:p text:style-name="P12">1. Create a memory space (buffer) with the specific size</text:p>
      <text:p text:style-name="P12">2. Perform several random memory accesses <text:span text:style-name="T12">with different </text:span><text:span text:style-name="T21">size</text:span></text:p>
      <text:p text:style-name="P22">3. <text:span text:style-name="T7">Record the total time, calculate the average </text:span><text:span text:style-name="T19">latency</text:span><text:span text:style-name="T7"> (</text:span><text:span text:style-name="T18">m</text:span><text:span text:style-name="T7">s)</text:span></text:p>
      <text:p text:style-name="P15">4. Analyze the relationship between <text:span text:style-name="T20">latency</text:span> and <text:span text:style-name="T22">size</text:span>, get the <text:span text:style-name="T22">memory latency</text:span></text:p>
      <text:p text:style-name="P15"/>
      <text:p text:style-name="P15"><text:soft-page-break/></text:p>
      <text:p text:style-name="P20"><draw:frame draw:style-name="fr1" draw:name="Object3" text:anchor-type="char" svg:width="8.2681in" svg:height="5.911in" draw:z-index="2"><draw:object xlink:href="./Object 3" xlink:type="simple" xlink:show="embed" xlink:actuate="onLoad"/><draw:image xlink:href="./ObjectReplacements/Object 3" xlink:type="simple" xlink:show="embed" xlink:actuate="onLoad"/></draw:frame>Figure <text:span text:style-name="T23">3</text:span></text:p>
      <text:p text:style-name="P24">In Figure 3, the memory latency increases when test size increases. <text:span text:style-name="T24">When the size is larger than LLC (12MB), the latency increase significantly, because the data access is between CPU and external memory DRAM. </text:span><text:span text:style-name="T25">The internal memory (SRAM) access time span is approximately 7~8 ns, the external memory (DRAM) access time span is approximately 35 ns. In summary, the DRAM latency is </text:span><text:span text:style-name="T28">around </text:span><text:span text:style-name="T25">5 times larger than SRAM.</text:span></text:p>
      <text:h text:style-name="P4" text:outline-level="1"><text:span text:style-name="T26">Deviation Analysis</text:span></text:h>
      <text:p text:style-name="P25">In <text:span text:style-name="T27">this</text:span> experiment, since CPU pre-fetch is not disabled, the memory access results are not accurate.</text:p>
      <text:h text:style-name="Heading_20_1" text:outline-level="1">Reference</text:h>
      <text:p text:style-name="P7"><text:span text:style-name="T3">[1] </text:span><text:a xlink:type="simple" xlink:href="https://ark.intel.com/content/www/us/en/ark/products/212277/intel-core-i511500-processor-12m-cache-up-to-4-60-ghz.html" text:style-name="Internet_20_link" text:visited-style-name="Visited_20_Internet_20_Link">https://ark.intel.com/content/www/us/en/ark/products/212277/intel-core-i511500-processor-12m-cache-up-to-4-60-ghz.html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Courier New', monospace"/>
    <style:font-face style:name="Consolas1" svg:font-family="Consolas, 'Courier New'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WPC', 'Segoe UI', system-ui, Ubuntu, 'Droid Sans'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23:29:57.727134662</meta:creation-date>
    <dc:date>2023-04-10T00:35:20.060699407</dc:date>
    <meta:editing-duration>PT54M51S</meta:editing-duration>
    <meta:editing-cycles>42</meta:editing-cycles>
    <meta:generator>LibreOffice/7.3.7.2$Linux_X86_64 LibreOffice_project/30$Build-2</meta:generator>
    <meta:document-statistic meta:table-count="0" meta:image-count="0" meta:object-count="3" meta:page-count="3" meta:paragraph-count="44" meta:word-count="417" meta:character-count="2882" meta:non-whitespace-character-count="231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style:text-position="0% 100%" fo:font-family="Arial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9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7.014cm" svg:height="7.923cm" xlink:href="." xlink:type="simple" chart:class="chart:line" chart:style-name="ch1">
        <chart:title svg:x="2.576cm" svg:y="0.294cm" chart:style-name="ch2">
          <text:p>Relationship between Throughput(kbps) and buffer size(kb)</text:p>
        </chart:title>
        <chart:legend chart:legend-position="end" svg:x="14.056cm" svg:y="3.662cm" style:legend-expansion="high" chart:style-name="ch3"/>
        <chart:plot-area chart:style-name="ch4" chart:data-source-has-labels="both" svg:x="1.351cm" svg:y="1.231cm" svg:width="12.365cm" svg:height="5.553cm">
          <chart:coordinate-region svg:x="2.158cm" svg:y="1.43cm" svg:width="11.558cm" svg:height="4.169cm"/>
          <chart:axis chart:dimension="x" chart:name="primary-x" chart:style-name="ch5" chartooo:axis-type="auto">
            <chartooo:date-scale/>
            <chart:title svg:x="6.695cm" svg:y="6.942cm" chart:style-name="ch6">
              <text:p>Buffer Size</text:p>
            </chart:title>
            <chart:categories table:cell-range-address="local-table.$A$2:.$A$33"/>
            <chart:grid chart:style-name="ch7" chart:class="major"/>
          </chart:axis>
          <chart:axis chart:dimension="y" chart:name="primary-y" chart:style-name="ch8">
            <chart:title svg:x="0.451cm" svg:y="4.898cm" chart:style-name="ch9">
              <text:p>Throughput</text:p>
            </chart:title>
            <chart:grid chart:style-name="ch7" chart:class="major"/>
          </chart:axis>
          <chart:series chart:style-name="ch10" chart:values-cell-range-address="local-table.$B$2:.$B$33" chart:label-cell-address="local-table.$B$1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598.103824">
                <text:p>598.10382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98.309031">
                <text:p>598.3090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92.123693">
                <text:p>592.1236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92.084202">
                <text:p>592.08420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73.967627">
                <text:p>573.96762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68.246487">
                <text:p>568.24648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67.388084">
                <text:p>567.38808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42.632816">
                <text:p>542.63281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531.657974">
                <text:p>531.65797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29.869453">
                <text:p>529.86945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505.505086">
                <text:p>505.50508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83.208724">
                <text:p>483.20872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445.295614">
                <text:p>445.29561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33.822288">
                <text:p>433.822288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423.02061">
                <text:p>423.0206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15.865364">
                <text:p>415.86536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07.865281">
                <text:p>407.86528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63.655091">
                <text:p>263.655091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138.571629">
                <text:p>138.57162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03.947196">
                <text:p>103.947196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98.551737">
                <text:p>98.551737</text:p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94.753419">
                <text:p>94.753419</text:p>
              </table:table-cell>
            </table:table-row>
            <table:table-row>
              <table:table-cell office:value-type="float" office:value="7168">
                <text:p>7168</text:p>
              </table:table-cell>
              <table:table-cell office:value-type="float" office:value="91.355743">
                <text:p>91.35574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91.253644">
                <text:p>91.253644</text:p>
              </table:table-cell>
            </table:table-row>
            <table:table-row>
              <table:table-cell office:value-type="float" office:value="9216">
                <text:p>9216</text:p>
              </table:table-cell>
              <table:table-cell office:value-type="float" office:value="90.269183">
                <text:p>90.269183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88.991681">
                <text:p>88.991681</text:p>
              </table:table-cell>
            </table:table-row>
            <table:table-row>
              <table:table-cell office:value-type="float" office:value="11264">
                <text:p>11264</text:p>
              </table:table-cell>
              <table:table-cell office:value-type="float" office:value="88.997115">
                <text:p>88.997115</text:p>
              </table:table-cell>
            </table:table-row>
            <table:table-row>
              <table:table-cell office:value-type="float" office:value="12288">
                <text:p>12288</text:p>
              </table:table-cell>
              <table:table-cell office:value-type="float" office:value="88.069383">
                <text:p>88.069383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86.649595">
                <text:p>86.64959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84.457782">
                <text:p>84.457782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83.429801">
                <text:p>83.429801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83.030014">
                <text:p>83.030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cm" svg:height="11.812cm" xlink:href="." xlink:type="simple" chart:class="chart:line" chart:style-name="ch1">
        <chart:title svg:x="4.331cm" svg:y="0.372cm" chart:style-name="ch2">
          <text:p>The relationship betweem Throughput(kbps) and Stride (Byte)</text:p>
        </chart:title>
        <chart:subtitle svg:x="0cm" svg:y="0cm" chart:style-name="ch3">
          <text:p/>
        </chart:subtitle>
        <chart:legend chart:legend-position="end" svg:x="18.042cm" svg:y="5.607cm" style:legend-expansion="high" chart:style-name="ch4"/>
        <chart:plot-area chart:style-name="ch5" chart:data-source-has-labels="both" svg:x="1.431cm" svg:y="1.387cm" svg:width="16.191cm" svg:height="9.208cm">
          <chart:coordinate-region svg:x="2.423cm" svg:y="1.586cm" svg:width="15.199cm" svg:height="7.693cm"/>
          <chart:axis chart:dimension="x" chart:name="primary-x" chart:style-name="ch6" chartooo:axis-type="auto">
            <chartooo:date-scale/>
            <chart:title svg:x="9.045cm" svg:y="10.831cm" chart:style-name="ch7">
              <text:p>Stride</text:p>
            </chart:title>
            <chart:categories table:cell-range-address="local-table.$A$2:.$A$33"/>
          </chart:axis>
          <chart:axis chart:dimension="y" chart:name="primary-y" chart:style-name="ch6">
            <chart:title svg:x="0.451cm" svg:y="6.882cm" chart:style-name="ch8">
              <text:p>Throughput</text:p>
            </chart:title>
            <chart:grid chart:style-name="ch9" chart:class="major"/>
          </chart:axis>
          <chart:series chart:style-name="ch10" chart:values-cell-range-address="local-table.$B$2:.$B$33" chart:label-cell-address="local-table.$B$1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858.379442">
                <text:p>858.3794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71.119136">
                <text:p>871.1191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40.645713">
                <text:p>840.64571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86.031438">
                <text:p>786.03143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95.601027">
                <text:p>495.60102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65.199008">
                <text:p>265.19900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43.852198">
                <text:p>243.85219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29.131311">
                <text:p>229.131311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235.899077">
                <text:p>235.89907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29.634771">
                <text:p>229.634771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219.807759">
                <text:p>219.80775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10.633116">
                <text:p>210.633116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212.004084">
                <text:p>212.00408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93.02845">
                <text:p>193.02845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235.29895">
                <text:p>235.2989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51.015037">
                <text:p>251.01503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17.779813">
                <text:p>217.77981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09.756574">
                <text:p>209.756574</text:p>
              </table:table-cell>
            </table:table-row>
            <table:table-row>
              <table:table-cell office:value-type="float" office:value="12288">
                <text:p>12288</text:p>
              </table:table-cell>
              <table:table-cell office:value-type="float" office:value="195.429356">
                <text:p>195.42935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71.717632">
                <text:p>171.717632</text:p>
              </table:table-cell>
            </table:table-row>
            <table:table-row>
              <table:table-cell office:value-type="float" office:value="20480">
                <text:p>20480</text:p>
              </table:table-cell>
              <table:table-cell office:value-type="float" office:value="147.57817">
                <text:p>147.57817</text:p>
              </table:table-cell>
            </table:table-row>
            <table:table-row>
              <table:table-cell office:value-type="float" office:value="24576">
                <text:p>24576</text:p>
              </table:table-cell>
              <table:table-cell office:value-type="float" office:value="138.853478">
                <text:p>138.853478</text:p>
              </table:table-cell>
            </table:table-row>
            <table:table-row>
              <table:table-cell office:value-type="float" office:value="28672">
                <text:p>28672</text:p>
              </table:table-cell>
              <table:table-cell office:value-type="float" office:value="130.371969">
                <text:p>130.371969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11.311085">
                <text:p>111.311085</text:p>
              </table:table-cell>
            </table:table-row>
            <table:table-row>
              <table:table-cell office:value-type="float" office:value="36864">
                <text:p>36864</text:p>
              </table:table-cell>
              <table:table-cell office:value-type="float" office:value="109.399054">
                <text:p>109.399054</text:p>
              </table:table-cell>
            </table:table-row>
            <table:table-row>
              <table:table-cell office:value-type="float" office:value="40960">
                <text:p>40960</text:p>
              </table:table-cell>
              <table:table-cell office:value-type="float" office:value="109.826782">
                <text:p>109.826782</text:p>
              </table:table-cell>
            </table:table-row>
            <table:table-row>
              <table:table-cell office:value-type="float" office:value="45056">
                <text:p>45056</text:p>
              </table:table-cell>
              <table:table-cell office:value-type="float" office:value="99.280297">
                <text:p>99.280297</text:p>
              </table:table-cell>
            </table:table-row>
            <table:table-row>
              <table:table-cell office:value-type="float" office:value="49152">
                <text:p>49152</text:p>
              </table:table-cell>
              <table:table-cell office:value-type="float" office:value="100.93506">
                <text:p>100.93506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19.468929">
                <text:p>119.468929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90.607116">
                <text:p>90.607116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87.72943">
                <text:p>87.7294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95.5492">
                <text:p>95.54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cm" svg:height="15.013cm" xlink:href="." xlink:type="simple" chart:class="chart:line" chart:style-name="ch1">
        <chart:title svg:x="3.961cm" svg:y="0.436cm" chart:style-name="ch2">
          <text:p>Relationship between Memory Latency(ms) and Memory Size (B)</text:p>
        </chart:title>
        <chart:legend chart:legend-position="end" svg:x="18.545cm" svg:y="7.207cm" style:legend-expansion="high" chart:style-name="ch3"/>
        <chart:plot-area chart:style-name="ch4" chart:data-source-has-labels="both" svg:x="1.431cm" svg:y="1.515cm" svg:width="16.694cm" svg:height="12.217cm">
          <chart:coordinate-region svg:x="3.084cm" svg:y="1.714cm" svg:width="15.041cm" svg:height="10.44cm"/>
          <chart:axis chart:dimension="x" chart:name="primary-x" chart:style-name="ch5" chartooo:axis-type="auto">
            <chartooo:date-scale/>
            <chart:title svg:x="8.781cm" svg:y="14.032cm" chart:style-name="ch6">
              <text:p>Memory Size</text:p>
            </chart:title>
            <chart:categories table:cell-range-address="local-table.$A$2:.$A$49"/>
          </chart:axis>
          <chart:axis chart:dimension="y" chart:name="primary-y" chart:style-name="ch5">
            <chart:title svg:x="0.451cm" svg:y="8.871cm" chart:style-name="ch7">
              <text:p>Memory Latency</text:p>
            </chart:title>
            <chart:grid chart:style-name="ch8" chart:class="major"/>
          </chart:axis>
          <chart:series chart:style-name="ch9" chart:values-cell-range-address="local-table.$B$2:.$B$49" chart:label-cell-address="local-table.$B$1" chart:class="chart:line"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7168">
                <text:p>7168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9216">
                <text:p>921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11264">
                <text:p>1126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12288">
                <text:p>1228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float" office:value="10485760">
                <text:p>10485760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float" office:value="12582912">
                <text:p>12582912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float" office:value="20971520">
                <text:p>20971520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000035">
                <text:p>0.0000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